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paragraph-properties fo:text-align="center" style:justify-single-word="false"/>
      <style:text-properties fo:font-size="18pt" fo:font-weight="bold" officeooo:rsid="0011f3f1" officeooo:paragraph-rsid="0011f3f1" style:font-weight-asian="bold" style:font-weight-complex="bold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3">
      <style:paragraph-properties fo:margin-top="0cm" fo:margin-bottom="0cm" loext:contextual-spacing="false"/>
    </style:style>
    <style:style style:name="P11" style:family="paragraph" style:parent-style-name="Text_20_body" style:list-style-name="L4">
      <style:paragraph-properties fo:margin-top="0cm" fo:margin-bottom="0cm" loext:contextual-spacing="false"/>
    </style:style>
    <style:style style:name="P12" style:family="paragraph" style:parent-style-name="Text_20_body" style:list-style-name="L5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yberPanel comandos</text:p>
      <text:p text:style-name="Text_20_body">A quicklist guide of useful server commands for CyberPanel web server control panel.<text:bookmark text:name="user-content-more-3380"/></text:p>
      <text:p text:style-name="Text_20_body"><text:span text:style-name="Strong_20_Emphasis">Installation (on CentOS):</text:span></text:p>
      <text:list xml:id="list1100747264" text:style-name="L1">
        <text:list-item>
          <text:p text:style-name="P8"><text:span text:style-name="Source_20_Text">yum update</text:span>, <text:span text:style-name="Source_20_Text">y</text:span> and [ENTER] key when prompted. </text:p>
        </text:list-item>
        <text:list-item>
          <text:p text:style-name="P8">Change LS console pass with <text:span text:style-name="Source_20_Text">cd /usr/local/lsws/admin/misc</text:span> and <text:span text:style-name="Source_20_Text">./admpass.sh</text:span>, and follow prompt. </text:p>
        </text:list-item>
        <text:list-item>
          <text:p text:style-name="P2">Can follow my <text:a xlink:type="simple" xlink:href="https://wpjohnny.com/cyberpanel-openlitespeed-high-performance-web-server-for-wordpress/" text:style-name="Internet_20_link" text:visited-style-name="Visited_20_Internet_20_Link">CyberPanel install guide</text:a> if needed. </text:p>
        </text:list-item>
      </text:list>
      <text:p text:style-name="Text_20_body">Need to upgrade CyberPanel? Follow the <text:a xlink:type="simple" xlink:href="https://cyberpanel.net/docs/upgrading-cyberpanel/" text:style-name="Internet_20_link" text:visited-style-name="Visited_20_Internet_20_Link">latest instructions</text:a>.</text:p>
      <text:p text:style-name="Text_20_body"><text:span text:style-name="Strong_20_Emphasis">Recommended configurations after installation:</text:span></text:p>
      <text:list xml:id="list4014525690" text:style-name="L2">
        <text:list-item>
          <text:p text:style-name="P9">Go to CP security/firewall page, and open port 7080 for LS console. </text:p>
        </text:list-item>
        <text:list-item>
          <text:p text:style-name="P9">Get mysql root password with <text:span text:style-name="Source_20_Text">cat /etc/cyberpanel/mysqlPassword</text:span> (required for logging into phpMyAdmin later). </text:p>
        </text:list-item>
        <text:list-item>
          <text:p text:style-name="P9">Increase php.ini limits for PHP 7.0 (from CP &gt; PHP &gt; edit PHP configs). </text:p>
        </text:list-item>
        <text:list-item>
          <text:p text:style-name="P9">Change LS console pass with <text:span text:style-name="Source_20_Text">cd /usr/local/lsws/admin/misc</text:span> and <text:span text:style-name="Source_20_Text">./admpass.sh</text:span> </text:p>
        </text:list-item>
        <text:list-item>
          <text:p text:style-name="P9">Log into LS console and enable brotli, WP security throttle (if you have LS ent). </text:p>
        </text:list-item>
        <text:list-item>
          <text:p text:style-name="P9">Tweak your PHP and security settings as needed. </text:p>
        </text:list-item>
        <text:list-item>
          <text:p text:style-name="P3">Change SSH port setting from CP &gt; Security &gt; Secure SSH. </text:p>
        </text:list-item>
      </text:list>
      <text:p text:style-name="Text_20_body"><text:span text:style-name="Strong_20_Emphasis">CyberPanel file/config locations:</text:span></text:p>
      <text:list xml:id="list2858840473" text:style-name="L3">
        <text:list-item>
          <text:p text:style-name="P10">Changing server IP – <text:span text:style-name="Source_20_Text">/etc/cyberpanel/machineIP</text:span> </text:p>
        </text:list-item>
        <text:list-item>
          <text:p text:style-name="P10">Changing MySQL root password – <text:span text:style-name="Source_20_Text">/etc/cyberpanel/machineIP</text:span> </text:p>
        </text:list-item>
        <text:list-item>
          <text:p text:style-name="P10">SSL certifications – <text:span text:style-name="Source_20_Text">/etc/letsencrypt/live</text:span>, then go into domain you want </text:p>
        </text:list-item>
        <text:list-item>
          <text:p text:style-name="P4">Restore location (when importing backups) – <text:span text:style-name="Source_20_Text">/home/backup</text:span> </text:p>
        </text:list-item>
      </text:list>
      <text:p text:style-name="Text_20_body"><text:span text:style-name="Strong_20_Emphasis">CyberPanel commands:</text:span></text:p>
      <text:p text:style-name="Text_20_body"><text:span text:style-name="Strong_20_Emphasis">Logs:</text:span></text:p>
      <text:list xml:id="list860305017" text:style-name="L4">
        <text:list-item>
          <text:p text:style-name="P11">Error logs – <text:span text:style-name="Source_20_Text">cat /home/cyberpanel/error-logs.txt</text:span> (<text:a xlink:type="simple" xlink:href="https://cyberpanel.net/docs/log-files-on-cyberpanel/" text:style-name="Internet_20_link" text:visited-style-name="Visited_20_Internet_20_Link">log files on CyberPanel</text:a>) </text:p>
        </text:list-item>
        <text:list-item>
          <text:p text:style-name="P11">Backup logs – <text:span text:style-name="Source_20_Text">cd /usr/local/lscp/logs</text:span> </text:p>
        </text:list-item>
        <text:list-item>
          <text:p text:style-name="P11">Cron schedules – <text:span text:style-name="Source_20_Text">/etc/crontab</text:span> clear out unnecessary cronjobs eating up server resources (backups) </text:p>
        </text:list-item>
        <text:list-item>
          <text:p text:style-name="P5">https://&lt;IP Address&gt;:8090/serverstatus/cyberCPMainLogFile </text:p>
        </text:list-item>
      </text:list>
      <text:p text:style-name="Text_20_body"><text:span text:style-name="Strong_20_Emphasis">Backups:</text:span></text:p>
      <text:list xml:id="list3784340200" text:style-name="L5">
        <text:list-item>
          <text:p text:style-name="P12">Manually running scheduled backups – <text:span text:style-name="Source_20_Text">python /usr/local/CyberCP/plogical/backupScheduleLocal.py</text:span>, read <text:a xlink:type="simple" xlink:href="https://forums.cyberpanel.net/discussion/557/backup-website-doesnt-appear-to-be-working" text:style-name="Internet_20_link" text:visited-style-name="Visited_20_Internet_20_Link">this</text:a> for more info </text:p>
        </text:list-item>
        <text:list-item>
          <text:p text:style-name="P6"><text:a xlink:type="simple" xlink:href="https://www.teksupport.in/script-to-upload-cyberpanel-backups-to-google-drive/" text:style-name="Internet_20_link" text:visited-style-name="Visited_20_Internet_20_Link">Cool script</text:a> to upload CP backups to Google Drive </text:p>
        </text:list-item>
      </text:list>
      <text:p text:style-name="Standard"><text:a xlink:type="simple" xlink:href="https://github.com/cyb3rdroid/cyberpanel-cmd" text:style-name="Internet_20_link" text:visited-style-name="Visited_20_Internet_20_Link">https://github.com/cyb3rdroid/cyberpanel-cmd</text:a></text:p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17:26:11.609280298</meta:creation-date>
    <dc:date>2021-05-25T17:26:44.775185024</dc:date>
    <meta:editing-duration>PT3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238" meta:character-count="1736" meta:non-whitespace-character-count="1520"/>
  </office:meta>
</office:document-meta>
</file>